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inters algorithm:</text:p>
      <text:p text:style-name="P1"><text:span text:style-name="T1">-Alles von hinten nach vorne</text:span></text:p>
      <text:p text:style-name="P1"><text:span text:style-name="T1">→ Muss man nicht schauen was was verdeckt</text:span></text:p>
      <text:p text:style-name="P1"><text:span text:style-name="T1">→ Problem bei 3 Objekten kann jedes Überlappt sein (schräg) → keins ist „ganz vorne“</text:span></text:p>
      <text:p text:style-name="P1"><text:span text:style-name="T1"><text:tab/>→ Lösung Polygone zerschneiden</text:span></text:p>
      <text:p text:style-name="P1"><text:span text:style-name="T1"><text:tab/>→ Lösung2 z-buffer keine Transparenz</text:span></text:p>
      <text:p text:style-name="P1"><text:span text:style-name="T1"/></text:p>
      <text:p text:style-name="P1">Z-Buffer:</text:p>
      <text:p text:style-name="P2">-In jedem Pixel farbe und z-Wert gespeichert</text:p>
      <text:p text:style-name="P2">-Bei Vergleich → was weiter vorne 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3:18:31.49</meta:creation-date>
    <dc:date>2013-11-05T13:30:51.31</dc:date>
    <meta:editing-duration>PT12M17S</meta:editing-duration>
    <meta:editing-cycles>5</meta:editing-cycles>
    <meta:generator>OpenOffice.org/3.4.1$Win32 OpenOffice.org_project/341m1$Build-9593</meta:generator>
    <meta:document-statistic meta:table-count="0" meta:image-count="0" meta:object-count="0" meta:page-count="1" meta:paragraph-count="9" meta:word-count="54" meta:character-count="330"/>
  </office:meta>
</office:document-meta>
</file>